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755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wen32_results" table:style-name="ta1">
        <table:shapes>
          <draw:frame draw:z-index="0" draw:style-name="gr1" draw:text-style-name="P1" svg:width="10.3457in" svg:height="6.6618in" svg:x="7.2598in" svg:y="0.4909in">
            <draw:object draw:notify-on-update-of-ranges="Qwen32_results.A2:Qwen32_results.A48 Qwen32_results.C1:Qwen32_results.C1 Qwen32_results.C2:Qwen32_results.C48 Qwen32_results.D1:Qwen32_results.D1 Qwen32_results.D2:Qwen32_results.D48 Qwen32_results.E1:Qwen32_results.E1 Qwen32_results.E2:Qwen32_results.E48 Qwen32_results.F1:Qwen32_results.F1 Qwen32_results.F2:Qwen32_results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1" draw:style-name="gr2" draw:text-style-name="P1" svg:width="0.0787in" svg:height="0.1866in" svg:x="6.3764in" svg:y="8.533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Mixtra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2:.F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F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partner nodes by partner typ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C4:.F4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Scale Centers nodes from the map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C5:.F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6:.F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7:.F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8:.F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:.F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0:.F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1:.F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2:.F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3:.F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the last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4:.F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5:.F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6:.F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16])/15"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8:.F1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:.F1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partner nodes by partner typ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C20:.F20])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Scale Centers nodes from the map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C21:.F2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22:.F2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3:.F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4:.F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5:.F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F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7:.F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8:.F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9:.F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the last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0:.F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all the char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1:.F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F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8:.G32])/15" office:value-type="float" office:value="6.13333333333333" calcext:value-type="float">
            <text:p>6.1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4:.F3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F3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partner nodes by partner typ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C36:.F3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Scale Centers nodes from the map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C37:.F3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38:.F38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9:.F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0:.F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:.F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F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3:.F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4:.F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5:.F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the last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F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7:.F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8:.F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4:.G48])/15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48])" office:value-type="float" office:value="72" calcext:value-type="float">
            <text:p>72</text:p>
          </table:table-cell>
          <table:table-cell table:formula="of:=SUM([.D1:.D48])" office:value-type="float" office:value="69" calcext:value-type="float">
            <text:p>69</text:p>
          </table:table-cell>
          <table:table-cell table:formula="of:=SUM([.E1:.E48])" office:value-type="float" office:value="62" calcext:value-type="float">
            <text:p>62</text:p>
          </table:table-cell>
          <table:table-cell table:formula="of:=SUM([.F1:.F48])" office:value-type="float" office:value="69" calcext:value-type="float">
            <text:p>69</text:p>
          </table:table-cell>
          <table:table-cell table:formula="of:=SUM([.C50:.F50])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  <table:table-cell table:formula="of:=[.G50]/45" office:value-type="float" office:value="6.04444444444444" calcext:value-type="float">
            <text:p>6.0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sity?</text:p>
          </table:table-cell>
          <table:table-cell table:number-columns-repeated="5"/>
          <table:table-cell table:formula="of:=[.G50]/COUNTIF([.G2:.G48];&quot;&gt;0&quot;)" office:value-type="float" office:value="15.1111111111111" calcext:value-type="float">
            <text:p>15.11111111111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4:48:24.743993710</dc:date>
    <meta:editing-duration>PT8H16M24S</meta:editing-duration>
    <meta:editing-cycles>5</meta:editing-cycles>
    <meta:generator>LibreOffice/7.3.7.2$Linux_X86_64 LibreOffice_project/30$Build-2</meta:generator>
    <meta:document-statistic meta:table-count="1" meta:cell-count="3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79cm" svg:height="16.922cm" xlink:href=".." xlink:type="simple" chart:class="chart:bar" chart:style-name="ch1">
        <chart:title svg:x="12.037cm" svg:y="0.474cm" chart:style-name="ch2">
          <text:p>Qwen 32B</text:p>
        </chart:title>
        <chart:legend chart:legend-position="end" svg:x="24.492cm" svg:y="7.415cm" style:legend-expansion="high" chart:style-name="ch3"/>
        <chart:plot-area chart:style-name="ch4" table:cell-range-address="Qwen32_results.A2:Qwen32_results.A48 Qwen32_results.C1:Qwen32_results.F48" chart:data-source-has-labels="both" svg:x="0.525cm" svg:y="1.591cm" svg:width="23.442cm" svg:height="14.993cm">
          <chart:coordinate-region svg:x="1.42cm" svg:y="1.79cm" svg:width="22.547cm" svg:height="13.141cm"/>
          <chart:axis chart:dimension="x" chart:name="primary-x" chart:style-name="ch5" chartooo:axis-type="auto">
            <chartooo:date-scale/>
            <chart:categories table:cell-range-address="Qwen32_results.A2:Qwen32_results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wen32_results.C2:Qwen32_results.C48" chart:label-cell-address="Qwen32_results.C1:Qwen32_results.C1" chart:class="chart:bar">
            <chart:data-point chart:repeated="47"/>
          </chart:series>
          <chart:series chart:style-name="ch9" chart:values-cell-range-address="Qwen32_results.D2:Qwen32_results.D48" chart:label-cell-address="Qwen32_results.D1:Qwen32_results.D1" chart:class="chart:bar">
            <chart:data-point chart:repeated="47"/>
          </chart:series>
          <chart:series chart:style-name="ch10" chart:values-cell-range-address="Qwen32_results.E2:Qwen32_results.E48" chart:label-cell-address="Qwen32_results.E1:Qwen32_results.E1" chart:class="chart:bar">
            <chart:data-point chart:repeated="47"/>
          </chart:series>
          <chart:series chart:style-name="ch11" chart:values-cell-range-address="Qwen32_results.F2:Qwen32_results.F48" chart:label-cell-address="Qwen32_results.F1:Qwen32_results.F1" chart:class="chart:ba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t</text:p>
                <draw:g>
                  <svg:desc>Qwen32_results.C1:Qwen32_results.C1</svg:desc>
                </draw:g>
              </table:table-cell>
              <table:table-cell office:value-type="string">
                <text:p>Llama</text:p>
                <draw:g>
                  <svg:desc>Qwen32_results.D1:Qwen32_results.D1</svg:desc>
                </draw:g>
              </table:table-cell>
              <table:table-cell office:value-type="string">
                <text:p>Mixtral</text:p>
                <draw:g>
                  <svg:desc>Qwen32_results.E1:Qwen32_results.E1</svg:desc>
                </draw:g>
              </table:table-cell>
              <table:table-cell office:value-type="string">
                <text:p>Qwen</text:p>
                <draw:g>
                  <svg:desc>Qwen32_results.F1:Qwen32_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1results</text:p>
                <draw:g>
                  <svg:desc>Qwen32_results.A2:Qwen32_results.A48</svg:desc>
                </draw:g>
              </table:table-cell>
              <table:table-cell office:value-type="float" office:value="3">
                <text:p>3</text:p>
                <draw:g>
                  <svg:desc>Qwen32_results.C2:Qwen32_results.C48</svg:desc>
                </draw:g>
              </table:table-cell>
              <table:table-cell office:value-type="float" office:value="0">
                <text:p>0</text:p>
                <draw:g>
                  <svg:desc>Qwen32_results.D2:Qwen32_results.D48</svg:desc>
                </draw:g>
              </table:table-cell>
              <table:table-cell office:value-type="float" office:value="1">
                <text:p>1</text:p>
                <draw:g>
                  <svg:desc>Qwen32_results.E2:Qwen32_results.E48</svg:desc>
                </draw:g>
              </table:table-cell>
              <table:table-cell office:value-type="float" office:value="2">
                <text:p>2</text:p>
                <draw:g>
                  <svg:desc>Qwen32_results.F2:Qwen32_results.F48</svg:desc>
                </draw:g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/>
</file>